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009900" draw:textarea-horizontal-align="justify" draw:textarea-vertical-align="middle" draw:auto-grow-height="false" fo:min-height="0.243cm" fo:min-width="0.022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009900" draw:textarea-horizontal-align="justify" draw:textarea-vertical-align="middle" draw:auto-grow-height="false" fo:min-height="0.243cm" fo:min-width="0.021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solid" draw:fill-color="#004586" draw:textarea-horizontal-align="justify" draw:textarea-vertical-align="middle" draw:auto-grow-height="false" fo:min-height="0.243cm" fo:min-width="0.022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fo:min-height="2.547cm"/>
    </style:style>
    <style:style style:name="gr7" style:family="graphic" style:parent-style-name="standard">
      <style:graphic-properties svg:stroke-width="0.3cm" svg:stroke-color="#000000" draw:marker-start="Rounded_20_short_20_Arrow" draw:marker-start-width="0.75cm" draw:marker-end="Rounded_20_short_20_Arrow" draw:marker-end-width="0.75cm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svg:stroke-color="#ff0000" draw:fill="none" fo:min-height="2.23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54pt" style:font-size-asian="54pt" style:font-size-complex="54pt"/>
    </style:style>
    <style:style style:name="P3" style:family="paragraph">
      <style:text-properties fo:color="#009900" fo:font-size="54pt" style:font-size-asian="54pt" style:font-size-complex="54pt"/>
    </style:style>
    <style:style style:name="P4" style:family="paragraph">
      <style:text-properties fo:color="#004586" fo:font-size="54pt" style:font-size-asian="54pt" style:font-size-complex="54pt"/>
    </style:style>
    <style:style style:name="T1" style:family="text">
      <style:text-properties fo:color="#ff0000" fo:font-size="54pt" style:font-size-asian="54pt" style:font-size-complex="54pt"/>
    </style:style>
    <style:style style:name="T2" style:family="text">
      <style:text-properties fo:color="#009900" fo:font-size="54pt" style:font-size-asian="54pt" style:font-size-complex="54pt"/>
    </style:style>
    <style:style style:name="T3" style:family="text">
      <style:text-properties fo:color="#004586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78cm" svg:height="0.837cm" svg:x="22.762cm" svg:y="2.3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5.845cm" svg:y="6.9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14.788cm" svg:y="8.7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0.84cm" svg:y="7.1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14.766cm" svg:y="7.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0.674cm" svg:y="3.6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13.727cm" svg:y="8.2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3.747cm" svg:y="1.5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21.705cm" svg:y="2.9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19.959cm" svg:y="4.7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5.869cm" svg:y="8.0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5.869cm" svg:y="9.0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7.071cm" svg:y="8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7.095cm" svg:y="6.9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7.313cm" svg:y="5.9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7.24cm" svg:y="9.2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8.419cm" svg:y="8.2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8.299cm" svg:y="7.2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8.539cm" svg:y="5.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6.135cm" svg:y="5.4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9.646cm" svg:y="7.2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9.549cm" svg:y="8.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877cm" svg:height="0.837cm" svg:x="19.835cm" svg:y="5.9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1.769cm" svg:y="6.1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2.696cm" svg:y="5.3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2.036cm" svg:y="7.1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26.407cm" svg:y="12.8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18.136cm" svg:y="4.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22.998cm" svg:y="7.8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7.321cm" svg:y1="0.402cm" svg:x2="7.321cm" svg:y2="20.5cm">
          <text:p/>
        </draw:line>
        <draw:custom-shape draw:style-name="gr1" draw:text-style-name="P1" draw:layer="layout" svg:width="0.878cm" svg:height="0.837cm" svg:x="12.567cm" svg:y="8.3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11.306cm" svg:y="8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10.044cm" svg:y="8.3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8.904cm" svg:y="8.3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878cm" svg:height="0.837cm" svg:x="7.683cm" svg:y="8.3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0.059cm" svg:y1="8.762cm" svg:x2="6.879cm" svg:y2="8.76cm">
          <text:p/>
        </draw:line>
        <draw:frame draw:style-name="gr6" draw:text-style-name="P2" draw:layer="layout" svg:width="7.055cm" svg:height="2.797cm" svg:x="0cm" svg:y="9.785cm">
          <draw:text-box>
            <text:p text:style-name="P2"><text:span text:style-name="T1">15 GeV</text:span></text:p>
          </draw:text-box>
        </draw:frame>
        <draw:custom-shape draw:style-name="gr3" draw:text-style-name="P1" draw:layer="layout" svg:width="0.878cm" svg:height="0.837cm" svg:x="27.689cm" svg:y="12.8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27.326cm" svg:y="13.9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28.831cm" svg:y="13.0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28.832cm" svg:y="13.0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28.47cm" svg:y="14.0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29.864cm" svg:y="13.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29.364cm" svg:y="15.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28.139cm" svg:y="15.1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30.507cm" svg:y="12.9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30.982cm" svg:y="14.04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30.537cm" svg:y="14.9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30.091cm" svg:y="15.9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31.289cm" svg:y="15.9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32.041cm" svg:y="14.9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32.293cm" svg:y="13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31.904cm" svg:y="12.7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28.925cm" svg:y="16.1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27.003cm" svg:y="11.8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29.65cm" svg:y="12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32.38cm" svg:y="16.6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878cm" svg:height="0.837cm" svg:x="33.076cm" svg:y="15.6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21.873cm" svg:y1="9.41cm" svg:x2="25.576cm" svg:y2="11.877cm">
          <text:p/>
        </draw:line>
        <draw:frame draw:style-name="gr8" draw:text-style-name="P3" draw:layer="layout" svg:width="7.324cm" svg:height="2.481cm" svg:x="10.314cm" svg:y="1.81cm">
          <draw:text-box>
            <text:p text:style-name="P3"><text:span text:style-name="T2">10 GeV</text:span></text:p>
          </draw:text-box>
        </draw:frame>
        <draw:frame draw:style-name="gr8" draw:text-style-name="P4" draw:layer="layout" svg:width="7.324cm" svg:height="2.481cm" svg:x="24.073cm" svg:y="18.157cm">
          <draw:text-box>
            <text:p text:style-name="P4"><text:span text:style-name="T3">5 Ge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7-02-06T16:48:58.938622726</meta:creation-date>
    <dc:date>2017-02-20T17:05:14.277912645</dc:date>
    <dc:creator>rete </dc:creator>
    <meta:editing-duration>PT1H30M59S</meta:editing-duration>
    <meta:editing-cycles>10</meta:editing-cycles>
    <meta:generator>LibreOffice/4.3.3.2$Linux_x86 LibreOffice_project/430m0$Build-2</meta:generator>
    <meta:document-statistic meta:object-count="61"/>
  </office:meta>
</office:document-meta>
</file>